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2" style:family="paragraph" style:parent-style-name="Text_20_body">
      <style:paragraph-properties fo:margin-left="0mm" fo:margin-right="0mm" fo:text-align="center" style:justify-single-word="false" fo:text-indent="0mm" style:auto-text-indent="false"/>
    </style:style>
    <style:style style:name="P3"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none"/>
    </style:style>
    <style:style style:name="P6"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7" style:family="paragraph" style:parent-style-name="Text_20_body">
      <style:text-properties fo:font-size="12pt" style:font-size-asian="12pt" style:font-size-complex="12pt"/>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margin-top="0mm" fo:margin-bottom="0mm"/>
      <style:text-properties fo:font-size="2pt" style:font-size-asian="2pt" style:font-size-complex="2pt"/>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size="12pt" style:font-size-asian="12pt" style:font-size-complex="12pt"/>
    </style:style>
    <style:style style:name="P14" style:family="paragraph" style:parent-style-name="Text_20_body" style:list-style-name=""/>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list-style-name="">
      <style:paragraph-properties fo:margin-left="0mm" fo:margin-right="0mm" fo:text-indent="0mm" style:auto-text-indent="false"/>
    </style:style>
    <style:style style:name="P17" style:family="paragraph" style:parent-style-name="Heading_20_1">
      <style:paragraph-properties fo:text-align="center" style:justify-single-word="false"/>
    </style:style>
    <style:style style:name="P18" style:family="paragraph" style:parent-style-name="Heading_20_1" style:list-style-name="">
      <style:paragraph-properties fo:margin-left="0mm" fo:margin-right="0mm" fo:text-align="center" style:justify-single-word="false" fo:text-indent="0mm" style:auto-text-indent="false"/>
    </style:style>
    <style:style style:name="P19" style:family="paragraph" style:parent-style-name="Heading_20_1">
      <style:paragraph-properties fo:break-before="page"/>
    </style:style>
    <style:style style:name="P20" style:family="paragraph" style:parent-style-name="Heading_20_1" style:list-style-name="">
      <style:paragraph-properties fo:text-align="justify" style:justify-single-word="false" fo:break-before="page"/>
    </style:style>
    <style:style style:name="P21" style:family="paragraph" style:parent-style-name="Heading_20_3">
      <style:text-properties style:text-underline-style="none"/>
    </style:style>
    <style:style style:name="P22" style:family="paragraph" style:parent-style-name="Heading_20_2">
      <style:paragraph-properties fo:break-before="page"/>
    </style:style>
    <style:style style:name="P23" style:family="paragraph" style:parent-style-name="Heading_20_4">
      <style:paragraph-properties fo:text-align="center" style:justify-single-word="false"/>
    </style:style>
    <style:style style:name="P24" style:family="paragraph" style:parent-style-name="Heading_20_4">
      <style:paragraph-properties fo:text-align="center" style:justify-single-word="false"/>
      <style:text-properties fo:font-style="normal" style:font-style-asian="normal" style:font-style-complex="normal"/>
    </style:style>
    <style:style style:name="P25" style:family="paragraph" style:parent-style-name="Footer">
      <style:paragraph-properties fo:text-align="center" style:justify-single-word="false"/>
    </style:style>
    <style:style style:name="P26" style:family="paragraph" style:parent-style-name="List_20_1">
      <style:text-properties fo:font-weight="normal" style:font-weight-asian="normal" style:font-weight-complex="normal"/>
    </style:style>
    <style:style style:name="P27" style:family="paragraph" style:parent-style-name="List_20_1">
      <style:text-properties style:text-underline-style="none"/>
    </style:style>
    <style:style style:name="P28" style:family="paragraph" style:parent-style-name="List_20_1">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variant="normal" fo:text-transform="none" style:use-window-font-color="true" style:font-name="Times New Roman" fo:letter-spacing="normal" fo:font-style="normal" fo:font-weight="normal"/>
    </style:style>
    <style:style style:name="T11"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2"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3" style:family="text">
      <style:text-properties fo:font-variant="normal" fo:text-transform="none" fo:font-size="12pt" fo:letter-spacing="normal" fo:font-style="normal" fo:font-weight="normal" style:font-size-asian="12pt" style:font-size-complex="12pt"/>
    </style:style>
    <style:style style:name="T14" style:family="text">
      <style:text-properties style:use-window-font-color="true" style:font-name="Times New Roman"/>
    </style:style>
    <style:style style:name="T15" style:family="text">
      <style:text-properties style:use-window-font-color="true" style:font-name="Times New Roman" fo:font-weight="normal" style:font-weight-asian="normal" style:font-weight-complex="normal"/>
    </style:style>
    <style:style style:name="T16"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 text:name="__RefHeading__2955_1119159922"/>Masarykova univerzita<text:bookmark-end text:name="__RefHeading__2955_1119159922"/></text:h>
      <text:h text:style-name="P18" text:outline-level="1">Fakulta informatiky</text:h>
      <text:p text:style-name="P2"/>
      <text:p text:style-name="P2"/>
      <text:p text:style-name="P2"/>
      <text:p text:style-name="P2"/>
      <text:p text:style-name="P2"/>
      <text:p text:style-name="P3"/>
      <text:h text:style-name="P23" text:outline-level="4">Bakalářská práce</text:h>
      <text:p text:style-name="P2"/>
      <text:h text:style-name="P17" text:outline-level="1">Nástroje pro migraci webového archivu</text:h>
      <text:p text:style-name="P2"/>
      <text:p text:style-name="P1"/>
      <text:p text:style-name="P1"/>
      <text:p text:style-name="P1"/>
      <text:p text:style-name="P1"/>
      <text:p text:style-name="P1"/>
      <text:p text:style-name="P1"/>
      <text:p text:style-name="P1"/>
      <text:p text:style-name="P1"/>
      <text:h text:style-name="P24" text:outline-level="4">Martin Prokop<text:tab/><text:tab/><text:tab/><text:tab/><text:tab/><text:tab/><text:tab/><text:tab/>2012</text:h>
      <text:h text:style-name="P19"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0" text:outline-level="1">Poděkování</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4" text:outline-level="1">Na tomto místě chci poděkovat Mgr. Václavovi Roseckému a Ing. Petrovi Žabičkovi za pomoc při řešení této bakalářské práce.</text:h>
      <text:h text:style-name="P19" text:outline-level="1">Shrnutí</text:h>
      <text:p text:style-name="Text_20_body">Bakalářská práce se zabývá možností migrace webového archivu vytvořeného v rámci projektu WebArchiv. Představuji projekt a jeho vývoj, dále podávám přehled nástrojů a prací s ním souvisejících. Po přehledu a sumarizaci informací o WebArchivu pokračuji přehledem archivačních formátů. Předvádím výhody jednotlivých formátů a ukazuji důvody, proč je potřeba provést migraci stávajícího archivu. V poslední části práce se zabývám samotnými nástroji sloužícími k migraci. Cílem práce je představit výhody a nevýhody jednotlivých nástrojů a tím připravit podklad pro další studii možnosti migrace.</text:p>
      <text:h text:style-name="Heading_20_1" text:outline-level="1">Klíčová slova</text:h>
      <text:p text:style-name="Text_20_body">WebArchiv, warc, arc, migrace, archivace webu.</text:p>
      <text:h text:style-name="P19" text:outline-level="1"><text:bookmark text:name="__RefHeading__1469_1422318452"/>Obsah<text:bookmark-end text:name="__RefHeading__1469_1422318452"/></text:h>
      <text:p text:style-name="P4">(Doplním později)</text:p>
      <text:h text:style-name="P19" text:outline-level="1">Úvod</text:h>
      <text:p text:style-name="Text_20_body">V dnešní době je internet jedním z hlavních zdrojů informací, a v podstatě i hybatelem společenských změn. Každým dnem vzniká velké množství nových elektronických dokumentů, které jsou uložené pouze na síti. Dokumenty nemají charakter stálých informací, jejich obsah se mění prakticky neustále. Je typické, že staré verze dokumentů jejich autoři neuchovávají, a proto dochází ke ztrátě cenných informací souvisejících s národním kulturním dědictvím. </text:p>
      <text:p text:style-name="Text_20_body">Z tohoto důvodu je velmi důležité aby se webové zdroje dlouhodobě uchovávaly a bylo možné je zpětně rekonstruovat. Projekt WebArchiv má za cíl přesně tohle zajistit. <text:span text:style-name="T7">Není sporu o tom, že elektronické dokumenty nesou velkou informační hodnotu. Myslím si, že není potřeba příliš váhat v tvrzení, že právě projekt WebArchiv může pro budoucnost nést podobnou hodnotu jako slavná </text:span><text:span text:style-name="T5">Encyklopedie aneb Racionální slovník věd, umění a řemesel</text:span><text:span text:style-name="T7">, vzniklá v 18. století ve Francii, nebo </text:span><text:span text:style-name="T5">Ottův slovník naučný</text:span><text:span text:style-name="T7">, publikovaný na přelomu 19. a 20. století v Čechách.</text:span></text:p>
      <text:p text:style-name="P10">Z hlediska dlouhodobého uchovávání dat je samozřejmě důležité správně nastavit politiku jejich archivování. Řešitelé projektu WebArchiv tyto problémy řeší již dvanáctým rokem. S postupujícím zdokonalováním technologií se rychle mění trendy a parametry, které musí sledovat a splňovat. Dá se říci, že každým dalším dnem vznikají další požadavky pro archivaci webových zdrojů.</text:p>
      <text:p text:style-name="P10">Jedním ze základních problému je samotné uchovávání archivu. Každým rokem enormně narůstá obsah archivu a tomu se musí přizpůsobit práce s archivovanými zdroji.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10">Ukazuje se, že by bylo vhodné nahradit tento formát novým formátem warc. Formát warc je relativně nový a prozatím ne příliš používaný. V budoucnu se však pravděpodobně stane standardem pro uchovávání webových zdrojů. Vzniká tedy <text:soft-page-break/>otázka možnosti přechodu WebArchivu na práci výhradně s tímto formátem. Před samotným přechodem je potřeba vyřešit spoustu problémů. Všechny používané nástroje musí být na práci s novým formátem připraveny. </text:p>
      <text:p text:style-name="P10">Předmětem této bakalářské práce je jedna z dílčích akcích vedoucích k přechodu WebArchivu na uchovávání dat ve formátu warc archivů. Jedná se o migraci stávajícího archivu do tohoto nového formátu. Jelikož tato problematika je nová a specifická pro projekt WebArchiv není její řešení triviálně jednoduché.</text:p>
      <text:p text:style-name="P10">Ve své práci se pokusím nalézt nástroje, které by samotnou migraci umožnili. Představím možná řešení převodu a ukáži jejich výhody a nevýhody. Výstupem práce by pak měly být ukázky jednotlivých nástrojů určených pro migraci, nikoliv samotná migrace.</text:p>
      <text:p text:style-name="P10">Závěry práce tedy budou tvořit podklady řešitelům projektu WebArchiv, pro plánování migrace webového archivu.</text:p>
      <text:h text:style-name="P19"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3]:</text:p>
      <text:list xml:id="list802920970"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2" text:outline-level="2">1.2 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4].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5]</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text:soft-page-break/>Element Set<text:note text:id="ftn1" text:note-class="footnote"><text:note-citation>1</text:note-citation><text:note-body><text:p text:style-name="Footnote">Více informací o Dublin Core na: http://dublincore.org/documents/dces/</text:p></text:note-body></text:note>, který byl lokalizován pro české webové zdroje. <text:span text:style-name="T2">Dále probíhal vývoj nových nástrojů:</text:span></text:p>
      <text:list xml:id="list2088183788"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p text:style-name="Text_20_body">Řešitelé upravili kritéria výběru nových webových zdrojů. Jak jsem zmínil výše, došlo v tomto roce k vývoji v oblasti legislativy. Opět vycházeli ze strategie zahraničních kolegů. Dále byla věnována pozornost sklizni elektronických seriálů. [6]</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text:p>
      <text:p text:style-name="Text_20_body">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7].</text:p>
      <text:h text:style-name="Heading_20_3" text:outline-level="3">1.2.4 Rok 2003</text:h>
      <text:p text:style-name="P5">Zprávu pro tento rok se mi bohužel nepodařilo dohledat.</text:p>
      <text:h text:style-name="Heading_20_3" text:outline-level="3">1.2.5 Rok 2004</text:h>
      <text:p text:style-name="P5">Projekt byl řešen v rámci projektu <text:span text:style-name="T4">Budování vzájemně kompatibilních </text:span><text:span text:style-name="T4">informačních systémů pro přístup k heterogenním informačním zdrojům a jejich </text:span><text:soft-page-break/><text:span text:style-name="T4">zastřešení prostřednictvím Jednotné informační brány</text:span>.</text:p>
      <text:p text:style-name="P5">Řešitelé se zabývali analýzou možností dalšího vývoje softwaru pro tvorbu metadat, jednoznačné identifikace dokumentů, stahování webových zdrojů a jejich ukládání. Dále možnostmi trvalého a efektivního přístupu k uloženým datům.</text:p>
      <text:p text:style-name="P5">Bylo potřeba monitorovat vývoj technologií – zejména standardů pro metadata a formáty. Byly budovány tématické brány a konspekt. WebArchiv užíval nástroje jako NEDLIB, Heritrix. <text:span text:style-name="T6">[8]</text:span></text:p>
      <text:h text:style-name="Heading_20_3" text:outline-level="3">1.2.6 Rok 2005</text:h>
      <text:p text:style-name="P5">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6">[9]</text:span></text:p>
      <text:h text:style-name="Heading_20_3" text:outline-level="3">1.2.7 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ým dále provedl analýzu využívaného softwaru: <text:span text:style-name="T3">[10]</text:span></text:p>
      <text:list xml:id="list514917388"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h text:style-name="Heading_20_3" text:outline-level="3"><text:soft-page-break/>1.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2">Tým se zabýval možností zlepšování tematických sklizní. Také se pracovalo na lokalizaci užívaných nástrojů. Prozkoumávala se i možnost průběžné analýzy sklizně.</text:span></text:p>
      <text:p text:style-name="P5">Velký význam měla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6">, kterou zpracoval Ivan Vlček.</text:span></text:span></text:p>
      <text:p text:style-name="P5">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2">Došlo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1] </text:span><text:span text:style-name="T3">[12]</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2"> sklízení bohemikálních zdrojů mimo doménu CZ – stále v rámci bakalářské práce Ivana Vlčka. Nadále se sleduje možnost analýzy </text:span><text:soft-page-break/><text:span text:style-name="T2">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2">[13]</text:span></text:p>
      <text:h text:style-name="Heading_20_3" text:outline-level="3">1.2.10 Rok 2009</text:h>
      <text:p text:style-name="Text_20_body">Řešitelé měli v tomto roce na starost hostování a správu serverů a diskového pole v ÚVT MU a Centrálním depozitáři NK v Hostivaři. To obnášelo pozorování a správu softwaru. Dále byly instalovány nové servery běžící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2"> [14]</text:span></text:p>
      <text:h text:style-name="Heading_20_3" text:outline-level="3">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text:soft-page-break/>Zvyšovala se robustnost infrastruktury a řešitelé se snažili vylepšit dohled na sklizněmi. [15]</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2"> [16]</text:span></text:p>
      <text:h text:style-name="Heading_20_3" text:outline-level="3">1.2.12 Rok 2011</text:h>
      <text:p text:style-name="Text_20_body">V době práce na bakalářské práci ještě nebyla zpráva dostupná.</text:p>
      <text:h text:style-name="P22" text:outline-level="2">1.3 Současný obsah databáze</text:h>
      <text:p text:style-name="Text_20_body">Zde nabízím přehled množství stažených webových zdrojů v celoplošných sklizních. Kompletní přehledy jsou dostupné na webových stránkách projektu [17].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12">Sklizeň</text:p>
          </table:table-cell>
          <table:table-cell table:style-name="Table1.A1" office:value-type="string">
            <text:p text:style-name="P12">Počet souborů</text:p>
          </table:table-cell>
          <table:table-cell table:style-name="Table1.A1" office:value-type="string">
            <text:p text:style-name="P12">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3">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6" text:outline-level="2"/>
      <text:h text:style-name="P22"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7</text:note-citation><text:note-body><text:p text:style-name="Footnote">Webové stránky projektu dostupné na: http://creativecommons.org/</text:p></text:note-body></text:note>. Jedná se o mezinárodní licenční standard, pomocí kterého může autor elektronického díla poskytnout své dílo k užití jiným osobám. [18]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značí zdroj značkou Creative Commons a uživatel v okamžiku kdy použije dílo vstupuje automaticky do smlouvy. Majitel díla navíc přesně určí jak se s jeho dílem smí nakládat. [19]</text:p>
      <text:p text:style-name="Text_20_body">Sledování podmínek užití licence Creative Commons je jedna z velmi důležitých úkolů WebArchivu. [20] K velké změně došlo v roce 2009, kdy se Česká republika přidala k zemím s lokalizovanou verzí licence<text:note text:id="ftn8" text:note-class="footnote"><text:note-citation>8</text:note-citation><text:note-body><text:p text:style-name="Footnote">Webové stránky lokalizovaného projektu: http://www.creativecommons.cz/</text:p></text:note-body></text:note>. [21] WebArchiv na svých stránkách přímo poskytuje návod<text:note text:id="ftn9" text:note-class="footnote"><text:note-citation>9</text:note-citation><text:note-body><text:p text:style-name="Footnote">Návod dostupný na: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9">Hlavní partneři projektu WebArchiv jsou: [22]</text:p>
      <text:list xml:id="list1749601548" text:continue-numbering="true" text:style-name="List_20_1">
        <text:list-item>
          <text:p text:style-name="P26">Moravská zemská knihovna<text:note text:id="ftn10" text:note-class="footnote"><text:note-citation>10</text:note-citation><text:note-body><text:p text:style-name="Footnote">Bližší informace dostupné na: http://www.mzk.cz</text:p></text:note-body></text:note> – provádí výzkum, má za úkol zveřejňovat výsledky výzkumu a publikuje informaci o projektu. Jejím <text:soft-page-break/>zřizovatelem je Ministerstvo kultury ČR.</text:p>
        </text:list-item>
        <text:list-item>
          <text:p text:style-name="P26">UVT Masarykovy univerzity<text:note text:id="ftn11" text:note-class="footnote"><text:note-citation>11</text:note-citation><text:note-body><text:p text:style-name="Footnote">Bližší informace dostupné na http://www.muni.cz/ics</text:p></text:note-body></text:note> – zabývá se výzkumem v oboru digitálních knihoven, zpracování a uchování multimédií. </text:p>
        </text:list-item>
        <text:list-item>
          <text:p text:style-name="P26">CZ.NIC<text:note text:id="ftn12" text:note-class="footnote"><text:note-citation>12</text:note-citation><text:note-body><text:p text:style-name="Footnote">Bližší informace dostupnost na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i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3]</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dostupný na: http://www.webarchiv.cz/partneri</text:p></text:note-body></text:note>. [24]</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5] O politice přijímání nových zdrojů více v části práce věnující se kritériím sklizní.</text:span></text:p>
      <text:h text:style-name="Heading_20_3" text:outline-level="3">1.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text:soft-page-break/>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na: http://www.archive.org/projects/</text:p></text:note-body></text:note>.</text:p>
      <text:p text:style-name="Text_20_body">Je nasnadě, že spolupráce řešitelů projektu WebArchiv s týmem Internet Archive je velmi důležitá. Například z hlediska získávání zkušeností, technologií a informací. </text:p>
      <text:p text:style-name="Text_20_body">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5">Pracovníci WebArchivu se účastní odborných konferencí </text:span><text:span text:style-name="Emphasis"><text:span text:style-name="T11">International Internet Preservation Consortium</text:span></text:span><text:span text:style-name="Emphasis"><text:span text:style-name="T11"><text:note text:id="ftn15" text:note-class="footnote"><text:note-citation>15</text:note-citation><text:note-body><text:p text:style-name="Footnote">Webové stránky organizace dostupné na: http://netpreserve.org/about/index.php</text:p></text:note-body></text:note></text:span></text:span><text:span text:style-name="Emphasis"><text:span text:style-name="T11"> (IIPC). Od roku 2007 je projekt WebArchiv členem IIPC, což řešitelům přináší řadu výhod. Například přístup k softwaru. [26]</text:span></text:span></text:p>
      <text:h text:style-name="Heading_20_3" text:outline-level="3">1.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na: http://www.ndk.cz/webarchiv</text:p></text:note-body></text:note>, která projekt řeší a samozřejmě na stránkách WebArchivu<text:note text:id="ftn17" text:note-class="footnote"><text:note-citation>17</text:note-citation><text:note-body><text:p text:style-name="Footnote">Webové stránky WebArchivu dostupné na: http://www.webarchiv.cz</text:p></text:note-body></text:note>. K nalezení jsou jak tiskové zprávy, z kterých jsem čerpal při popisování stavu projektu, jeho cílech a záměrech, tak další dokumenty<text:note text:id="ftn18" text:note-class="footnote"><text:note-citation>18</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ěnuji v příslušné části této práce.</text:p>
      <text:p text:style-name="Text_20_body"><text:soft-page-break/>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9" text:note-class="footnote"><text:note-citation>19</text:note-citation><text:note-body><text:p text:style-name="Footnote">Elektronický časopis dostupný na: http://www.ikaros.cz/</text:p></text:note-body></text:note></text:span><text:span text:style-name="T9">.</text:span></text:p>
      <text:p text:style-name="Text_20_body"><text:span text:style-name="T2">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text:span><text:span text:style-name="T2"><text:note text:id="ftn20" text:note-class="footnote"><text:note-citation>20</text:note-citation><text:note-body><text:p text:style-name="Footnote">Webové stránky Národní digitální knihovny dostupné na: http://www.ndk.cz/narodni-dk</text:p></text:note-body></text:note></text:span><text:span text:style-name="T2"> nelze nalézt prakticky žádné informace.</text:span></text:p>
      <text:h text:style-name="Heading_20_3" text:outline-level="3"><text:span text:style-name="T2">1.4.7 </text:span>Kritéria výběru webových zdrojů</text:h>
      <text:p text:style-name="P5">Při sklízení webových zdrojů se WebArchiv řídí předem stanovenými kriterii. Pravidelně se provádí několik druhů sklízí. Jedná se o plošnou sklizeň webových zdrojů na doméně CZ a o výběrové sklizně.</text:p>
      <text:p text:style-name="P5">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7]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text:soft-page-break/>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8] bere oproti plošné ohled na více parametrů. Zdroje jsou řazeny v tematických okruzích, těch není prozatím mnoho, jsou jednoduše přehledné. Přehled oborů sklizených v rámci konspektu je dostupný na stránkách WebArchivu<text:note text:id="ftn21" text:note-class="footnote"><text:note-citation>21</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text:soft-page-break/>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1.4.7.3 Tematické sbírky</text:h>
      <text:p text:style-name="Text_20_body">Poslední přístup, který je využíván se orientuje na monotematické webové zdroje. [29] Kritéria výběru jsou opět podobná jako u předchozích typů sklizní. Bohužel těchto, dle mého názoru, informačně velmi hodnotný sklizní je veřejně dostupných pouze devět<text:note text:id="ftn22" text:note-class="footnote"><text:note-citation>22</text:note-citation><text:note-body><text:p text:style-name="Footnote">http://www.webarchiv.cz/tematicke_sbirky/</text:p></text:note-body></text:note>. Jedná se například o sbírku na téma: Výročí obsazení Československa 1968, České předsednictví EU, Prezidentské volby 2008.</text:p>
      <text:h text:style-name="P22"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30]</text:p>
      <text:h text:style-name="Heading_20_3" text:outline-level="3"><text:span text:style-name="Strong_20_Emphasis">1.5.2 Identifikace a omezení přístupu k "nevhodným" stránkám ve webovém archivu</text:span></text:h>
      <text:p text:style-name="Text_20_body"><text:span text:style-name="Strong_20_Emphasis"><text:span text:style-name="T6">Autorem bakalářské práce je Filip Kusalík, který ji dokončil v roce 2009. </text:span></text:span><text:soft-page-break/><text:span text:style-name="Strong_20_Emphasis"><text:span text:style-name="T6">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31]</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6">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32]</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3" text:note-class="footnote"><text:note-citation>23</text:note-citation><text:note-body><text:p text:style-name="Footnote">Webové stránky protokolu dostupné na: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33]</text:p>
      <text:h text:style-name="Heading_20_3" text:outline-level="3"><text:soft-page-break/><text:span text:style-name="Strong_20_Emphasis">1.5.5 Bibliografický popis elektronických online zdrojů v zahraniční a domácí katalogizační praxi</text:span></text:h>
      <text:p text:style-name="Text_20_body"><text:span text:style-name="Strong_20_Emphasis"><text:span text:style-name="T6">Lenka Jelínková diplomovou práci dokončila v roce 2006. Podává podrobný přehled vývoje popisu elektronických online zdrojů v Čechách i v zahraničí v 90. letech 20. století. Důraz dává na projekty, které vývoj popisu umožnili či formovaly.</text:span></text:span></text:p>
      <text:p text:style-name="Text_20_body"><text:span text:style-name="Strong_20_Emphasis"><text:span text:style-name="T6">Věnuje se standardu MARC 21 pro popis elektronických online zdrojů. Následně analyzuje katalogizační praxi v Národní knihovně ČR, respektive katalogizační praxi v projektu WebArchiv. Hlavní část práce představuje podrobná analýza příkladů popisu elektronických zdrojů.</text:span></text:span></text:p>
      <text:p text:style-name="Text_20_body"><text:span text:style-name="Strong_20_Emphasis"><text:span text:style-name="T6">Práce byla pro WebArchiv cenná především jako studie správného popisu elektronických online zdrojů. Řešitelé díky ní měli přesný návod jak správně online zdroje popisovat. [34]</text:span></text:span></text:p>
      <text:h text:style-name="Heading_20_3" text:outline-level="3"><text:span text:style-name="Strong_20_Emphasis">1.5.6 Zpřístupnění archivu českého webu</text:span></text:h>
      <text:p text:style-name="Text_20_body"><text:span text:style-name="Strong_20_Emphasis"><text:span text:style-name="T6">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5]</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text:soft-page-break/>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6]</text:p>
      <text:h text:style-name="P22"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4" text:note-class="footnote"><text:note-citation>24</text:note-citation><text:note-body><text:p text:style-name="Footnote">Webové stránky projektu: http://tomcat.apache.org/</text:p></text:note-body></text:note> jsem používal na svém počítači při práci na cvičných sklizních. Jedná se o kvalitní a dobře použitelný virtuální server.</text:p>
      <text:h text:style-name="Heading_20_3" text:outline-level="3">1.6.2 ARCRetriever</text:h>
      <text:p text:style-name="P5"><text:span text:style-name="T4">„Arcretriever je modul pro dodání dokumentu, jenž je součástí systému WERA. Java web aplikace na základe jména archivního souboru a pozice (offsetu) zobrazuje dokumenty vrácené z archivu.“</text:span><text:span text:style-name="T8"> [37]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6"> vyvíjí</text:span><text:span text:style-name="T13"> National and University Library of Iceland a je volně dostupný</text:span><text:span text:style-name="T13"><text:note text:id="ftn25" text:note-class="footnote"><text:note-citation>25</text:note-citation><text:note-body><text:p text:style-name="Footnote">http://deduplicator.sourceforge.net/</text:p></text:note-body></text:note></text:span><text:span text:style-name="T13">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6" text:note-class="footnote"><text:note-citation>26</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1.6.5 HERITRIX</text:h>
      <text:p text:style-name="Text_20_body">Nástroj Heritrix využívá WebArchiv přímo v provozu na sklizně webových zdrojů. Používal jsem ho při cvičných sklizních. Nástroj umožňuje široké <text:soft-page-break/>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7" text:note-class="footnote"><text:note-citation>27</text:note-citation><text:note-body><text:p text:style-name="Footnote">Webové stránky projektu Heritrix dostupné na: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8" text:note-class="footnote"><text:note-citation>28</text:note-citation><text:note-body><text:p text:style-name="Footnote">Podrobné informace o formátu Gzip dostupné na: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29" text:note-class="footnote"><text:note-citation>29</text:note-citation><text:note-body><text:p text:style-name="Footnote">Práce dostupná na: http://is.muni.cz/th/172849/fi_b/</text:p></text:note-body></text:note></text:span></text:span><text:span text:style-name="Strong_20_Emphasis"><text:span text:style-name="T6">. Tento nástroj identifikuje webové zdroje v archivu, které podle zákona není možno uchovávat. Nástroj je v současné době používán v běžném provozu WebArchivu.</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6">NutchWAX je součást projektu<text:note text:id="ftn30" text:note-class="footnote"><text:note-citation>30</text:note-citation><text:note-body><text:p text:style-name="Footnote">Webové stránky projektu dostupné na: http://archive-access.sourceforge.net/projects/nutch/</text:p></text:note-body></text:note> Nutch1. Nutch je projekt, který zahrnuje nástroje pro archivaci a vyhledávání webových zdrojů včetně práce s arc soubory. Dá se říci, že Nutch nabízí komplexní řešení archivace webových zdrojů.</text:p>
      <text:h text:style-name="Heading_20_3" text:outline-level="3"><text:soft-page-break/>1.6.8 WA ADMIN</text:h>
      <text:p text:style-name="P7"><text:span text:style-name="T14">V roce 2009 realizoval Adam Brokeš WA Admin v2 v rámci své bakalářské práce </text:span><text:span text:style-name="T14">s názvem Systém pro správu procesu archivace webových informačních zdrojů</text:span><text:span text:style-name="T14"><text:note text:id="ftn31" text:note-class="footnote"><text:note-citation>31</text:note-citation><text:note-body><text:p text:style-name="Footnote">Práce dostupná na: http://is.muni.cz/th/173018/fi_b/</text:p></text:note-body></text:note></text:span><text:span text:style-name="T14">. WA Admin v2 nahradil nástroj vytvořený Lukášem Matějkou a stejně jako WA Admin sloužil pro </text:span><text:span text:style-name="T10">správu zdrojů, vydavatelů </text:span><text:span text:style-name="T10">a smluv WebArchivu. </text:span></text:p>
      <text:h text:style-name="Heading_20_3" text:outline-level="3">1.6.9 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32" text:note-class="footnote"><text:note-citation>32</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1.6.10 Wayback</text:h>
      <text:p text:style-name="Text_20_body">Wayback je nástroj pro vyhledávání dokumentů v archivech. WebArchiv jej používá v běžném provozu. Je volně dostupný<text:note text:id="ftn33" text:note-class="footnote"><text:note-citation>33</text:note-citation><text:note-body><text:p text:style-name="Footnote">Webové stránky projektu dostupné na: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1.6.11 WebAnalyzer</text:h>
      <text:p text:style-name="Text_20_body"><text:span text:style-name="T6">Nástroj, který pro WebArchiv vytvořil Ivan Vlček v rámci své bakalářské práce s názvem </text:span><text:span text:style-name="Strong_20_Emphasis"><text:span text:style-name="T6">Rozpoznání a archivace českého webu mimo národní doménu</text:span></text:span><text:span text:style-name="Strong_20_Emphasis"><text:span text:style-name="T6"><text:note text:id="ftn34" text:note-class="footnote"><text:note-citation>34</text:note-citation><text:note-body><text:p text:style-name="Footnote">Práce dostupná na: http://is.muni.cz/th/172585/fi_b/</text:p></text:note-body></text:note></text:span></text:span><text:span text:style-name="T6"> v roce 2008</text:span><text:span text:style-name="Strong_20_Emphasis"><text:span text:style-name="T6">. Nástroj se v současné době používá.</text:span></text:span></text:p>
      <text:h text:style-name="Heading_20_3" text:outline-level="3"><text:soft-page-break/>1.6.12 Web Curator Tool</text:h>
      <text:p text:style-name="P7"><text:span text:style-name="T14">Nástroj vyvinutý</text:span><text:span text:style-name="T14"><text:note text:id="ftn35" text:note-class="footnote"><text:note-citation>35</text:note-citation><text:note-body><text:p text:style-name="Footnote">Webové stránky projektu WCT dostupné na: http://webcurator.sourceforge.net/</text:p></text:note-body></text:note></text:span><text:span text:style-name="T14"> v roce 2006</text:span><text:span text:style-name="T12"> National Library of New Zealand a The British Library. Nástroj slouží k řízení a stahování webových zdrojů. Stejně jako Dánský NetarchiveSuite používá Heritrix, na rozdíl od NetarchiveSuite je Heritrix jeho součástí.</text:span></text:p>
      <text:h text:style-name="P19"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6" text:note-class="footnote"><text:note-citation>36</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2"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3" text:outline-level="3">2.2.2 Výhody nedlib</text:h>
      <text:list xml:id="list1104585242"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1396569386"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8]</text:p>
      <text:h text:style-name="P22"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7" text:note-class="footnote"><text:note-citation>37</text:note-citation><text:note-body><text:p text:style-name="Footnote">Webové stránky IA Webteam JIRA dostupné na: https://webarchive.jira.com/</text:p></text:note-body></text:note>. [39] [40] Pro další informace viz též přílohy A – G.</text:p>
      <text:h text:style-name="Heading_20_3" text:outline-level="3">2.3.2 Výhody arc</text:h>
      <text:list xml:id="list1254371162" text:continue-numbering="true" text:style-name="List_20_1">
        <text:list-item>
          <text:p text:style-name="List_20_1">Na rozdíl od formátu nedlib je soubor dobře čitelný – soubory stažených webových zdrojů jsou ukládány v archivech a členěny.</text:p>
        </text:list-item>
        <text:list-item>
          <text:p text:style-name="P28">Umožňuje vytváření kontrolních součtů archivovaných souborů. Respektive v jedno volné metadatové pole je určeno pro ascii checksum. V praxi se využívá md5<text:note text:id="ftn38" text:note-class="footnote"><text:note-citation>38</text:note-citation><text:note-body><text:p text:style-name="Footnote">MD5 je standardní hashovací algoritmus, které se používá například k šifrování hesel, ale i pro vytváření jednoznačných identifikátorů – kontrolních součtů – souborů. <text:span text:style-name="T2">Jelikož byly objeveny kolize šifrovací funkce, tak se od MD5 začalo v posledních letech opouštět. Popis MD5 RFC standardu dostupný na: http://www.ietf.org/rfc/rfc1321.txt</text:span></text:p></text:note-body></text:note> kontrolních součtů.</text:p>
        </text:list-item>
      </text:list>
      <text:h text:style-name="Heading_20_3" text:outline-level="3">2.3.3 Nevýhody arc</text:h>
      <text:list xml:id="list770151045" text:continue-numbering="true" text:style-name="List_20_1">
        <text:list-item>
          <text:p text:style-name="List_20_1">Neumožňuje na rozdíl od warc zabránit duplicitnímu ukládání dokumentů.</text:p>
        </text:list-item>
        <text:list-item>
          <text:p text:style-name="List_20_1"><text:soft-page-break/>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41].</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2">Při vyhledávání zdrojů v archivu se wayback <text:s/>prochází CDX index, který ho odkáže k archivu s požadovaným souborem. </text:span>Velmi přesný popis užití arc souborů v praxi vytvořil Adam Brokeš ve své diplomové práci: Integrace a automatizace systému v pracovních procesech projektu WebArchiv<text:note text:id="ftn39" text:note-class="footnote"><text:note-citation>39</text:note-citation><text:note-body><text:p text:style-name="Footnote">Práce dostupná na: http://is.muni.cz/th/173018/fi_m/</text:p></text:note-body></text:note>.</text:p>
      <text:h text:style-name="P22"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42]. Tento standard byl ustanoven v roce 2009. Vývoj warc standardu ale probíhá delší dobu. První verze je popsána jíž v roce 1996. [4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5">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5">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p>
      <text:h text:style-name="Heading_20_3" text:outline-level="3">2.4.2 Výhody warc</text:h>
      <text:list xml:id="list2152079126"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2">Jedná se o ISO standard a bude jím s největší pravděpodobností i budoucnosti.</text:span></text:p>
        </text:list-item>
        <text:list-item>
          <text:p text:style-name="List_20_1"><text:soft-page-break/>Ve warc archivech se neukládají archivované soubory duplicitně. Pokud již archivovaný soubor je jednom z warc archivů tak se na něj ostatní odkazují. To přináší úsporu kapacity.</text:p>
        </text:list-item>
        <text:list-item>
          <text:p text:style-name="P27">Na rozdíl od arc archivů umožňují warc archivy ukládat nejen http odezvy, ale také původní požadavky.</text:p>
        </text:list-item>
        <text:list-item>
          <text:p text:style-name="P27">Warc umí pracovat s více protokoly: HTTP, FTP, NNTP a SMTP.</text:p>
        </text:list-item>
        <text:list-item>
          <text:p text:style-name="P27">Warc umožňují ukládat větší škálu metadat. Je možné přidávat metadata podle vlastních potřeby, což se může využít při speciálních požadavcích určených vnitřní politikou ukládání souborů.</text:p>
        </text:list-item>
        <text:list-item>
          <text:p text:style-name="P28">Nativně umožňuje kompresi dat.</text:p>
        </text:list-item>
        <text:list-item>
          <text:p text:style-name="P28"><text:span text:style-name="T8">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8"><text:note text:id="ftn40" text:note-class="footnote"><text:note-citation>40</text:note-citation><text:note-body><text:p text:style-name="Footnote">Popis SHA1 RFC standardu dostupný na: http://tools.ietf.org/html/rfc3174</text:p></text:note-body></text:note></text:span><text:span text:style-name="T8"> hashovací funkcí pro jednoznačné určení stažených dokumentů.</text:span></text:p>
        </text:list-item>
      </text:list>
      <text:h text:style-name="Heading_20_3" text:outline-level="3">2.4.3 Nevýhody warc</text:h>
      <text:list xml:id="list734460830" text:continue-numbering="true" text:style-name="List_20_1">
        <text:list-item>
          <text:p text:style-name="P27">Neobsahují samoopravný kód – pokud se archiv poruší tak není možné rekonstruovat jeho obsah. To však není dáno vlastnostmi warc archivů, ale tím, že archivy se po vytvoření ještě komprimují nástrojem GZIP.</text:p>
        </text:list-item>
        <text:list-item>
          <text:p text:style-name="P27">Doposud nebyla řešena otázka, jak využít možnost ukládání větší <text:tab/>škály metadat. Za tímto účelem bude nutno provést další studie.</text:p>
        </text:list-item>
        <text:list-item>
          <text:p text:style-name="P27">Prozatím nejsou implementovány nutné nástroje na práci s warc soubory. Před jejich zavedením v projektu WebArchiv bude potřeba tyto nástroje implementovat.</text:p>
        </text:list-item>
        <text:list-item>
          <text:p text:style-name="P27">Zpětná převoditelnost z warc do arc není prozatím triviálně možná. [44] Tím pádem se nedají případné nové sklizně ve formátu warc <text:soft-page-break/>zařadit ke starým sklizním ve formátu arc.</text:p>
        </text:list-item>
        <text:list-item>
          <text:p text:style-name="P27">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19" text:outline-level="1">3 Migrace archivu z formátu arc do formátu warc</text:h>
      <text:h text:style-name="Heading_20_2" text:outline-level="2">3.1 O migraci</text:h>
      <text:p text:style-name="P5">Převod arc archivů do formátu warc je specifickýi problém. Různé instituce používají různé formáty na ukládání webových zdrojů. Většina těchto institucí bude mít právě snahu převést uložená data do formátu warc. </text:p>
      <text:p text:style-name="P5">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5">O převodu, který provedli, zatím není dostatek informací. Pracovníci Britské knihovny však použili pro migraci nástroje, které nejsou přímo použitelné ve WebArchivu. Používali totiž jiné nástroje pro ukládání dat a práci s archivy – Web Curator Tool a PANDAS. [45]</text:p>
      <text:p text:style-name="P5">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5">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5">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P22" text:outline-level="2">3.2 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text:span text:style-name="T2">zabývám specifičnostmi formátů arc a warc.</text:span></text:p>
      <text:p text:style-name="P5"/>
      <text:p text:style-name="P5"/>
      <text:p text:style-name="P5">Každý warc a i arc jsem projel JHOVEM a mám tam výpisy; <text:span text:style-name="T1">POUŽITO </text:span>Mám ARC 1s; <text:span text:style-name="T1">POUŽITO </text:span>CDX index arcu 1s; <text:s/>Každým nástrojem jsem udělal warc a zkoušel warcdumpy.: Warctools 3s – neumi dump arcsouboru, Hanzo 4s, <text:tab/>KPK09 4s</text:p>
      <text:p text:style-name="P5"/>
      <text:p text:style-name="P5"/>
      <text:p text:style-name="P5"/>
      <text:p text:style-name="P5">(rozvedu)</text:p>
      <text:h text:style-name="P22" text:outline-level="2">3.3 Použité nástroje</text:h>
      <text:h text:style-name="P21" text:outline-level="3">3.3.1 JHOVE</text:h>
      <text:p text:style-name="P5">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41" text:note-class="footnote"><text:note-citation>41</text:note-citation><text:note-body><text:p text:style-name="Footnote">Webové stránky projektu dostupné na: http://sourceforge.net/projects/jhove/</text:p></text:note-body></text:note>. V příloze F je dostupná ukázka výstupu programu JHOVE pro arc soubor.</text:p>
      <text:h text:style-name="P21" text:outline-level="3">3.3.2 JHOVE2</text:h>
      <text:p text:style-name="Text_20_body"><text:span text:style-name="T2">Program je novější verzí již zmíněného programu JHOVE. Slouží k validaci a identifikaci souborů. Program je vyvíjen v mnoha variantách</text:span><text:span text:style-name="T2"><text:note text:id="ftn42" text:note-class="footnote"><text:note-citation>42</text:note-citation><text:note-body><text:p text:style-name="Footnote">Přehled různých variant projektu dostupný na: https://bitbucket.org/jhove2/main/descendants</text:p></text:note-body></text:note></text:span><text:span text:style-name="T2"><text:note text:id="ftn43" text:note-class="footnote"><text:note-citation>43</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2"> – v rámci distribuovaného verzovacího systému Mercurial na serveru www.bitbucket.com. V příloze G a O je ukázka výstupu z nástroje pro arc a warc soubor.</text:span></text:p>
      <text:p text:style-name="P5">Protože je JHOVE2 vyvíjen mnoha lidmi, vznikají různé verze tohoto programu se specifickými druhy přidané funkcionality. Pro mé účely jsem použil oficiální verzi<text:note text:id="ftn44" text:note-class="footnote"><text:note-citation>44</text:note-citation><text:note-body><text:p text:style-name="Footnote">Webová stránka projektu JHOVE2 dostupná na: https://bitbucket.org/jhove2/</text:p></text:note-body></text:note> a dále speciální verzi<text:note text:id="ftn45" text:note-class="footnote"><text:note-citation>45</text:note-citation><text:note-body><text:p text:style-name="Footnote">Webová stránka projektu dostupná na: <text:s/><text:span text:style-name="T2">https://bitbucket.org/lbihanic/jhove2-bnf/overview</text:span></text:p></text:note-body></text:note>, která má zásuvný modul pro analýzu arc souborů.</text:p>
      <text:p text:style-name="P5">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5">Pro tyto účely bylo potřeba použít níže zmíněný nástoj Jpype, který umožňuje efektivně spouštět Java aplikace v rámci skriptů v jazyce Python – nástroje warctools jsou psány právě v programovacím jazyce Python. </text:p>
      <text:p text:style-name="P5">Program bylo třeba předělat. Jelikož byl napsán tak, že nešel vícenásobně <text:soft-page-break/>spouštět. Proto bylo potřeba při analýze každého souboru inicializovat znova Javu. To je, ale časově náročná akce, která vzhledem k tomu, že v archivech je velké množství souborů neúměrně zvyšuje režii převodu.</text:p>
      <text:p text:style-name="P5">Program jsem upravil tak, že jsem přidal dodatečné metody, které umožňují opakované spuštění v rámci warctools.</text:p>
      <text:p text:style-name="P4">(přiložím ukázku původní třídy JHOVE2CommandLine a pak upravené soubory)</text:p>
      <text:p text:style-name="P4">(rozvedu, vysvětlit javu, balíky atd atd.)</text:p>
      <text:h text:style-name="Heading_20_3" text:outline-level="3">3.3.3 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46" text:note-class="footnote"><text:note-citation>46</text:note-citation><text:note-body><text:p text:style-name="Footnote"><text:s/>Dostupný na: http://jpype.sourceforge.net/</text:p></text:note-body></text:note> jeho vývojářů.</text:p>
      <text:h text:style-name="Heading_20_3" text:outline-level="3">3.3.4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7" text:note-class="footnote"><text:note-citation>47</text:note-citation><text:note-body><text:p text:style-name="Footnote"><text:s/>Webové stránky projektu dostupné na: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text:soft-page-break/>WARCDUMP pro warc archiv. V příloze L je warc archiv generovaný nástrojemWARCTOOLS.</text:p>
      <text:p text:style-name="Text_20_body">Nástroj jsem testoval na různých arc archivech, v několika bodech shrnu jeho vlastnosti.</text:p>
      <text:h text:style-name="Heading_20_4" text:outline-level="4">Kompatibilita s ostatními nástroji</text:h>
      <text:p text:style-name="Text_20_body">Nástroj WARCDUMP není kompatibilní s ostatními mnou testovanými nástroji.</text:p>
      <text:list xml:id="list259726228"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1431993293"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Další parametry</text:h>
      <text:list xml:id="list96242263"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text:soft-page-break/>požadované parametry k převodu arc souborů.</text:p>
        </text:list-item>
      </text:list>
      <text:h text:style-name="Heading_20_3" text:outline-level="3">3.3.5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také dostupný ke stažení<text:note text:id="ftn48" text:note-class="footnote"><text:note-citation>48</text:note-citation><text:note-body><text:p text:style-name="Footnote">http://code.hanzoarchives.com/warc-tools/wiki/Home</text:p></text:note-body></text:note>.</text:p>
      <text:p text:style-name="Text_20_body">V příloze W je k nalezení dokumentace nástroje. Příloha X obsahuje výstup z nástroje WARCDUMP a příloha Z výstup z nástroje JHOVE2 pro daný warc soubor.</text:p>
      <text:p text:style-name="Text_20_body">Nástroj jsem testoval na různých arc archivech, v několika bodech shrnu jeho vlastnosti.</text:p>
      <text:h text:style-name="Heading_20_4" text:outline-level="4">Kompatibilita s ostatními nástroji</text:h>
      <text:p text:style-name="Text_20_body">Nástroj WARCDUMP je kompatibilní s ostatními mnou testovanými nástroji.</text:p>
      <text:h text:style-name="Heading_20_4" text:outline-level="4">Další parametry</text:h>
      <text:list xml:id="list751181384"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3.3.6 WARC-TOOLS / kpk09</text:h>
      <text:p text:style-name="Text_20_body">Třetí mnou testovaný nástroj na určený pro migraci arc souborů do warc <text:soft-page-break/>souborů. Jedná se o projekt, který je vyvíjen na původním kódu WARC TOOLS / hanzo. Také je samozřejmě dostupný na webu<text:note text:id="ftn49" text:note-class="footnote"><text:note-citation>49</text:note-citation><text:note-body><text:p text:style-name="Footnote">https://bitbucket.org/kpk09/warc-tools/wiki/Home</text:p></text:note-body></text:note>.</text:p>
      <text:list xml:id="list1871387474" text:continue-numbering="true" text:style-name="List_20_1">
        <text:list-item>
          <text:p text:style-name="List_20_1">Nepřevádí arc celý – převede jen textovou část, ale nepřibalí archivované soubory.</text:p>
        </text:list-item>
        <text:list-item>
          <text:p text:style-name="List_20_1">Po otestování na zkušebním vzorku je warc soubor, totožný se souborem z hanzo.</text:p>
        </text:list-item>
      </text:list>
      <text:p text:style-name="P4">(rozvedu)</text:p>
      <text:h text:style-name="P19" text:outline-level="1">4 Závěr</text:h>
      <text:h text:style-name="P19" text:outline-level="1">Seznam literatury</text:h>
      <text:p text:style-name="seznam_20_literatury">[1] http://www.webarchiv.cz/</text:p>
      <text:p text:style-name="seznam_20_literatury">[2] http://www.webarchiv.cz/wainfo/</text:p>
      <text:p text:style-name="seznam_20_literatury">[3] http://www.webarchiv.cz/</text:p>
      <text:p text:style-name="seznam_20_literatury">[4] http://www.webarchiv.cz/dokumenty/</text:p>
      <text:p text:style-name="seznam_20_literatury">[5] Oficiální zpráva http://www.webarchiv.cz/files/dokumenty/zpravy/zprava2000.pdf</text:p>
      <text:p text:style-name="seznam_20_literatury">[6] Oficiální zpráva http://www.webarchiv.cz/files/dokumenty/zpravy/zprava2001/zprava2001.pdf</text:p>
      <text:p text:style-name="seznam_20_literatury">[7] Oficiální zpráva http://www.webarchiv.cz/files/dokumenty/zpravy/zprava2002.pdf</text:p>
      <text:p text:style-name="seznam_20_literatury">[8] Oficiální zpráva http://webarchiv.cz/files/dokumenty/zpravy/Zamer2004Zpravatextrev.doc</text:p>
      <text:p text:style-name="seznam_20_literatury">[9] Oficiální zpráva http://webarchiv.cz/files/dokumenty/zpravy/Zamer2005Zpravatext.doc</text:p>
      <text:p text:style-name="seznam_20_literatury">[10] Oficiální zpráva http://webarchiv.cz/files/dokumenty/zpravy/zprava-VaV_2006-final.rtf</text:p>
      <text:p text:style-name="seznam_20_literatury">[11] Zpráva o havárii dostupná pouze pracovníkům WebArchivu, na serveru GoogleDocs: https://docs.google.com/Doc?docid=0AbRV47jJIQggZG5qOHJtZF8yNmRjanM1dg&amp;hl=cs</text:p>
      <text:p text:style-name="seznam_20_literatury">[12] Oficiální zpráva http://webarchiv.cz/files/dokumenty/zpravy/zprava2007.pdf</text:p>
      <text:p text:style-name="seznam_20_literatury">[13] Oficiální zpráva http://www.webarchiv.cz/files/dokumenty/zpravy/zprava2008.pdf</text:p>
      <text:p text:style-name="seznam_20_literatury">[14] Zpráva dostupná pouze pracovníkům WebArchivu, na serveru GoogleDocs: https://docs.google.com/Doc?docid=0AbRV47jJIQggZG5qOHJtZF80NngybjZ3aGY&amp;hl=cs</text:p>
      <text:p text:style-name="seznam_20_literatury">[15] Zpráva dostupná pouze pracovníkům WebArchivu, na serveru GoogleDocs: https://docs.google.com/Doc?docid=0AbRV47jJIQggZG5qOHJtZF8xOGZ4YzNoamRy&amp;hl=cs</text:p>
      <text:p text:style-name="seznam_20_literatury">[16] Zpráva dostupná pouze pracovníkům WebArchivu, na serveru GoogleDocs: <text:soft-page-break/>https://docs.google.com/Doc?docid=0AbRV47jJIQggZG5qOHJtZF8xN2Q2cnpxcmZm&amp;hl=cs</text:p>
      <text:p text:style-name="seznam_20_literatury">[17] http://www.webarchiv.cz/celoplosne-sklizne/</text:p>
      <text:p text:style-name="seznam_20_literatury">[18] http://www.webarchiv.cz/ccinfo/</text:p>
      <text:p text:style-name="seznam_20_literatury">[19] http://www.ikaros.cz/node/4612</text:p>
      <text:p text:style-name="seznam_20_literatury">[20] http://www.creativecommons.cz/wp-content/uploads/dp_petr_jansa_komplet_xmp.pdf</text:p>
      <text:p text:style-name="seznam_20_literatury">[21] http://www.webarchiv.cz/ccinfo/</text:p>
      <text:p text:style-name="seznam_20_literatury">[22] http://www.webarchiv.cz/partneri-projektu/</text:p>
      <text:p text:style-name="seznam_20_literatury">[23] http://www.webarchiv.cz/vydavatele/</text:p>
      <text:p text:style-name="seznam_20_literatury">[24] http://www.webarchiv.cz/partneri</text:p>
      <text:p text:style-name="seznam_20_literatury">[25] <text:a xlink:type="simple" xlink:href="http://www.webarchiv.cz/formular-url/">http://www.webarchiv.cz/formular-url/</text:a></text:p>
      <text:p text:style-name="seznam_20_literatury">[26] http://www.webarchiv.cz/kriteria/</text:p>
      <text:p text:style-name="seznam_20_literatury">[27] http://www.webarchiv.cz/kriteria/</text:p>
      <text:p text:style-name="seznam_20_literatury">[28] http://www.webarchiv.cz/kriteria/</text:p>
      <text:p text:style-name="seznam_20_literatury">[29] http://www.webarchiv.cz/kriteria/</text:p>
      <text:p text:style-name="seznam_20_literatury">[30] Práce dostupná na: http://is.muni.cz/th/173018/fi_b/</text:p>
      <text:p text:style-name="seznam_20_literatury">[31] Práce dostupná na: http://is.muni.cz/th/172849/fi_b/</text:p>
      <text:p text:style-name="seznam_20_literatury">[32] Práce dostupná na: http://is.muni.cz/th/172585/fi_b/</text:p>
      <text:p text:style-name="seznam_20_literatury">[33] Práce dostupná na: http://is.muni.cz/th/98989/fi_b</text:p>
      <text:p text:style-name="seznam_20_literatury">[34] Práce dostupná na: http://www.webarchiv.cz/files/dokumenty/ostatni/DPjelinkova2006.pdf</text:p>
      <text:p text:style-name="seznam_20_literatury">[35] Práce dostupná na: http://is.muni.cz/th/49968/fi_m</text:p>
      <text:p text:style-name="seznam_20_literatury">[36] Práce dostupná na: http://www.webarchiv.cz/files/dokumenty/zpravy/skodova.doc</text:p>
      <text:p text:style-name="seznam_20_literatury">[37] http://is.muni.cz/th/49968/fi_m</text:p>
      <text:p text:style-name="seznam_20_literatury">[38] http://is.muni.cz/th/49968/fi_m</text:p>
      <text:p text:style-name="seznam_20_literatury">[39] http://www.archive.org/web/researcher/ArcFileFormat.php</text:p>
      <text:p text:style-name="seznam_20_literatury">[40] https://webarchive.jira.com/wiki/display/Heritrix/ARC+File+Format</text:p>
      <text:p text:style-name="seznam_20_literatury">[41] http://is.muni.cz/th/49968/fi_m, STR 14</text:p>
      <text:p text:style-name="seznam_20_literatury">[42] ISO standard dostupný za poplatek <text:soft-page-break/>http://www.iso.org/iso/iso_catalogue/catalogue_tc/catalogue_detail.htm?csnumber=44717. </text:p>
      <text:p text:style-name="seznam_20_literatury">[43] http://bibnum.bnf.fr/WARC/</text:p>
      <text:p text:style-name="seznam_20_literatury">[44] https://webarchive.jira.com/wiki/display/Heritrix/ARC+to+WARC+%28to+ARC%29</text:p>
      <text:p text:style-name="seznam_20_literatury">[45] Přlího Q: Mailová korespondence s pracovníky Britské knihovny</text:p>
      <text:p text:style-name="textove_20_prilohy_20_komentar">[46]</text:p>
      <text:p text:style-name="textove_20_prilohy_20_komentar"/>
      <text:p text:style-name="P4">(Tady mám zatím jen nástřely toho co čtu – abych se na to nezapomněl podívat)</text:p>
      <text:p text:style-name="textove_20_prilohy_20_komentar"/>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19"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text:soft-page-break/>&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oft-page-break/><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text:soft-page-break/>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text:soft-page-break/>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Jde o výstup pro testovací warc archiv s názvem WARCTOOLS_IAH-20110905093545-00000-kovar-laptop-8090.warc.gz.</text:p>
      <text:h text:style-name="Heading_20_2" text:outline-level="2">P. Popis standardu WARC</text:h>
      <text:p text:style-name="textove_20_prilohy_20_komentar">Soubor je dostupný jako elektronická příloha bakalářské práce pod názvem WARC_Guidelines_v1.pdf. Nejdedná se o oficiální ISO standard, ale o poslední dostupnou specifikaci z roku 2009. Současný standard je dostupný za poplatek na webových stránkách International Organization for Standardization.</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text:h text:style-name="Heading_20_2" text:outline-level="2">R. WARCTOOLS – Functional Requirements Specification v8</text:h>
      <text:p text:style-name="textove_20_prilohy_20_komentar">Soubor je dostupný jako elektronická příloha bakalářské práce pod názvem warc-tools_phase_III_frs_v8.pdf.</text:p>
      <text:h text:style-name="Heading_20_2" text:outline-level="2">S. WARCTOOLS – Functional Requirements Specification</text:h>
      <text:p text:style-name="textove_20_prilohy_20_komentar">Soubor je dostupný jako elektronická příloha bakalářské práce pod názvem warc_tools_frs.pdf.</text:p>
      <text:h text:style-name="Heading_20_2" text:outline-level="2"><text:soft-page-break/>T. WARCTOOLS – Non-Functional Requirements </text:h>
      <text:p text:style-name="textove_20_prilohy_20_komentar">Soubor je dostupný jako elektronická příloha bakalářské práce pod názvem warc_tools_nfr.pdf.</text:p>
      <text:h text:style-name="Heading_20_2" text:outline-level="2">U. WARCTOOLS – Software Requirements Specification</text:h>
      <text:p text:style-name="textove_20_prilohy_20_komentar">Soubor je dostupný jako elektronická příloha bakalářské práce pod názvem warc_tools_srs.pdf.</text:p>
      <text:h text:style-name="Heading_20_2" text:outline-level="2">V. WARCTOOLS – výstup z nástroje warcdump pro warc soubor.</text:h>
      <text:p text:style-name="textove_20_prilohy_20_komentar">Soubor je dostupný jako elektronická příloha bakalářské práce pod názvem WARCTOOLS_IAH-20110905093545-00000-kovar-laptop-8090.warc.gz_warcdump.</text:p>
      <text:h text:style-name="Heading_20_2" text:outline-level="2">W. WARCTOOLS / hanzo – README soubor</text:h>
      <text:p text:style-name="textove_20_prilohy_20_komentar">Soubor je dostupný jako elektronická příloha bakalářské práce pod názvem warctools_hanzo_README.</text:p>
      <text:h text:style-name="Heading_20_2" text:outline-level="2">X. WARCTOOLS / hanzo – výstup z nástroje warcdump pro warc soubor.</text:h>
      <text:p text:style-name="textove_20_prilohy_20_komentar">Soubor je dostupný jako elektronická příloha bakalářské práce pod názvem HANZO_IAH-20110905093545-00000-kovar-laptop-8090.warc.gz_warcdump.</text:p>
      <text:h text:style-name="Heading_20_2" text:outline-level="2">Y. WARCTOOLS / hanzo – výstup z programu JHOVE2 pro přiložený warc soubor</text:h>
      <text:p text:style-name="textove_20_prilohy_20_komentar">Soubor je dostupný jako elektronická příloha bakalářské práce pod názvem HANZO_IAH-20110905093545-00000-kovar-laptop-8090.warc.gz_jhove2output.x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30mm" fo:margin-bottom="30mm" fo:margin-left="40.01mm" fo:margin-right="3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footer>
        <text:p text:style-name="MP1">– <text:page-number text:select-page="current">53</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8T17:43:04</dc:date>
    <dc:creator>Martin Prokop</dc:creator>
    <meta:editing-duration>P3DT20H4M12S</meta:editing-duration>
    <meta:editing-cycles>2046</meta:editing-cycles>
    <meta:document-statistic meta:table-count="1" meta:image-count="0" meta:object-count="0" meta:page-count="53" meta:paragraph-count="614" meta:word-count="9063" meta:character-count="67349" meta:non-whitespace-character-count="58868"/>
  </office:meta>
</office:document-meta>
</file>